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ink to lab survey:<text:s/><text:a xlink:href="https://forms.gle/GjG9MVFwSApHh4sk6" office:target-frame-name="_top" xlink:show="replace"><text:span text:style-name="Hyperlink">https://forms.gle/GjG9MVFwSApHh4sk6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sha Shalaginov</meta:initial-creator>
    <dc:creator>Misha Shalaginov</dc:creator>
    <meta:creation-date>2020-02-12T13:45:00Z</meta:creation-date>
    <dc:date>2020-02-12T13:45:00Z</dc:date>
    <meta:template xlink:href="Normal.dotm" xlink:type="simple"/>
    <meta:editing-cycles>1</meta:editing-cycles>
    <meta:editing-duration>PT0S</meta:editing-duration>
    <meta:document-statistic meta:page-count="1" meta:paragraph-count="1" meta:word-count="16" meta:character-count="108" meta:row-count="1" meta:non-whitespace-character-count="93"/>
  </office:meta>
</office:document-meta>
</file>